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4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5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0" style:family="table-cell" style:parent-style-name="Default">
      <style:table-cell-properties fo:background-color="#333333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6" office:value-type="string">
            <text:p>XP</text:p>
          </table:table-cell>
          <table:table-cell table:style-name="ce6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Vita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Mob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Allia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Of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Martial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 and move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 then shif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pron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anged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9" office:value-type="string">
            <text:p>ranged two targe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9" office:value-type="string">
            <text:p>if ally attacked, range and impose -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Eith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Uti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mun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Singular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Interactiv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Physic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Pow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gil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Vigo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Ment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Intellec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apienc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gnetism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its – Training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ba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ultur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mpetenc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4">03/14/2025</text:date>, <text:time>00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5M42S</meta:editing-duration>
    <meta:editing-cycles>8</meta:editing-cycles>
    <meta:generator>OpenOffice/4.1.13$Win32 OpenOffice.org_project/4113m1$Build-9810</meta:generator>
    <dc:date>2025-03-14T00:38:30.12</dc:date>
    <meta:document-statistic meta:table-count="3" meta:cell-count="326" meta:object-count="0"/>
    <meta:user-defined meta:name="Info 1"/>
    <meta:user-defined meta:name="Info 2"/>
    <meta:user-defined meta:name="Info 3"/>
    <meta:user-defined meta:name="Info 4"/>
  </office:meta>
</office:document-meta>
</file>